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7.338cm" fo:min-width="9.2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038cm" fo:min-width="4.388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038cm" fo:min-width="4.0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038cm" fo:min-width="6.388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9.138cm" fo:min-width="12.5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38cm" fo:min-width="4.388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38cm" fo:min-width="4.088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draw:stroke="none"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38cm" fo:min-width="4.388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3.938cm" fo:min-width="12.588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000000" draw:marker-start-width="0.518cm" draw:marker-end="Nuolenkärjet_20_1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22.938cm" fo:min-width="12.5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638cm" fo:min-width="3.788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2.038cm" fo:min-width="12.688cm" fo:padding-top="0.231cm" fo:padding-bottom="0.231cm" fo:padding-left="0.356cm" fo:padding-right="0.3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7.038cm" fo:min-width="12.588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338cm" fo:min-width="2.888cm" fo:padding-top="0.231cm" fo:padding-bottom="0.231cm" fo:padding-left="0.356cm" fo:padding-right="0.356cm"/>
      <style:paragraph-properties style:writing-mode="lr-tb"/>
    </style:style>
    <style:style style:name="gr17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0.938cm" fo:min-width="10.588cm" fo:padding-top="0.231cm" fo:padding-bottom="0.231cm" fo:padding-left="0.356cm" fo:padding-right="0.3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g>
          <draw:custom-shape draw:style-name="gr1" draw:text-style-name="P1" draw:layer="layout" svg:width="10cm" svg:height="7.8cm" svg:x="13.4cm" svg:y="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.1cm" svg:height="1.5cm" svg:x="15.85cm" svg:y="7.1cm">
            <text:p text:style-name="P2">Log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8cm" svg:height="1.5cm" svg:x="16cm" svg:y="9.7cm">
            <text:p text:style-name="P2">Create accou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1cm" svg:height="1.5cm" svg:x="14.85cm" svg:y="5.2cm">
            <text:p text:style-name="P2">Welcome!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13.3cm" svg:height="9.6cm" svg:x="32.9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.1cm" svg:height="1.5cm" svg:x="39.6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39.8cm" svg:y="9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1cm" svg:height="1.5cm" svg:x="36.4cm" svg:y="4.4cm">
            <text:p text:style-name="P2">Log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34cm" svg:y="6.5cm">
            <text:p text:style-name="P2">Use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34.2cm" svg:y="9.3cm">
            <text:p text:style-name="P2">Passwo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33.5cm" svg:y="11.3cm">
            <text:p text:style-name="P2">Bac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40.1cm" svg:y="11.4cm">
            <text:p text:style-name="P2">Continu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3.3cm" svg:height="14.4cm" svg:x="13.1cm" svg:y="19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5.1cm" svg:height="1.5cm" svg:x="19.8cm" svg:y="2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20.1cm" svg:y="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7.1cm" svg:height="1.5cm" svg:x="16.6cm" svg:y="20.2cm">
            <text:p text:style-name="P2">Create accou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14.2cm" svg:y="22.3cm">
            <text:p text:style-name="P2">Use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14.2cm" svg:y="25.1cm">
            <text:p text:style-name="P2">Passwor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14cm" svg:y="31cm">
            <text:p text:style-name="P2">Bac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8cm" svg:height="1.5cm" svg:x="20.6cm" svg:y="31cm">
            <text:p text:style-name="P2">Continu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31.2cm" svg:y1="12.5cm" svg:x2="25.6cm" svg:y2="11cm">
            <text:p/>
          </draw:line>
          <draw:line draw:style-name="gr10" draw:text-style-name="P3" draw:layer="layout" svg:x1="25.4cm" svg:y1="6.2cm" svg:x2="30.9cm" svg:y2="8cm">
            <text:p/>
          </draw:line>
          <draw:line draw:style-name="gr10" draw:text-style-name="P3" draw:layer="layout" svg:x1="21.8cm" svg:y1="18.3cm" svg:x2="20.7cm" svg:y2="13.5cm">
            <text:p/>
          </draw:line>
          <draw:line draw:style-name="gr10" draw:text-style-name="P3" draw:layer="layout" svg:x1="17.3cm" svg:y1="13.7cm" svg:x2="18.1cm" svg:y2="19cm">
            <text:p/>
          </draw:line>
          <draw:custom-shape draw:style-name="gr7" draw:text-style-name="P4" draw:layer="layout" svg:width="4.8cm" svg:height="1.5cm" svg:x="20cm" svg:y="2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5.1cm" svg:height="1.5cm" svg:x="14.1cm" svg:y="27.9cm">
            <text:p text:style-name="P2">Repeat passwor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47.5cm" svg:y1="14.3cm" svg:x2="52.4cm" svg:y2="24.6cm">
            <text:p/>
          </draw:line>
          <draw:custom-shape draw:style-name="gr11" draw:text-style-name="P1" draw:layer="layout" svg:width="13.3cm" svg:height="23.4cm" svg:x="55.8cm" svg:y="2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1cm" svg:x="63.5cm" svg:y="23.5cm">
            <text:p text:style-name="P2">Logo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55.9cm" svg:y="25.5cm">
            <text:p text:style-name="P2">Teuvo Testilä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55.9cm" svg:y="28cm">
            <text:p text:style-name="P2">Tiina Esimerkkine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1.9cm" svg:height="1.9cm" svg:x="56.7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4" draw:text-style-name="P5" draw:layer="layout" svg:width="1.9cm" svg:height="1.9cm" svg:x="56.9cm" svg:y="28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10" draw:text-style-name="P3" draw:layer="layout" svg:x1="56.1cm" svg:y1="22cm" svg:x2="51.2cm" svg:y2="11.7cm">
            <text:p/>
          </draw:line>
          <draw:custom-shape draw:style-name="gr11" draw:text-style-name="P1" draw:layer="layout" svg:width="13.3cm" svg:height="23.4cm" svg:x="33.2cm" svg:y="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1cm" svg:x="40.9cm" svg:y="43.1cm">
            <text:p text:style-name="P2">Logo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13.4cm" svg:height="2.5cm" svg:x="33.1cm" svg:y="45cm">
            <text:p text:style-name="P2">Teuvo Testilä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1.9cm" svg:height="1.9cm" svg:x="34.1cm" svg:y="45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4" draw:layer="layout" svg:width="4.5cm" svg:height="1.1cm" svg:x="34.8cm" svg:y="43.2cm">
            <text:p text:style-name="P2">Bac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13.3cm" svg:height="17.5cm" svg:x="33.2cm" svg:y="4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3.6cm" svg:height="1.8cm" svg:x="42.3cm" svg:y="59.6cm">
            <text:p text:style-name="P2">Heippa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3.6cm" svg:height="1.8cm" svg:x="33.6cm" svg:y="58.1cm">
            <text:p text:style-name="P2">Moi!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11.3cm" svg:height="1.4cm" svg:x="34.1cm" svg:y="62.6cm">
            <text:p text:style-name="P2">Write….<text:tab/><text:tab/><text:tab/><text:tab/>Sen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3" draw:layer="layout" svg:x1="54.6cm" svg:y1="42.8cm" svg:x2="48.8cm" svg:y2="43.6cm">
            <text:p/>
          </draw:line>
          <draw:line draw:style-name="gr10" draw:text-style-name="P3" draw:layer="layout" svg:x1="49cm" svg:y1="45.4cm" svg:x2="54.8cm" svg:y2="44.6cm">
            <text:p/>
          </draw:line>
          <draw:line draw:style-name="gr10" draw:text-style-name="P3" draw:layer="layout" svg:x1="44.4cm" svg:y1="40.3cm" svg:x2="44cm" svg:y2="15.3cm">
            <text:p/>
          </draw:line>
          <draw:frame draw:style-name="gr18" draw:text-style-name="P6" draw:layer="layout" svg:width="2.8cm" svg:height="1.4cm" svg:x="51.3cm" svg:y="46.4cm">
            <draw:text-box>
              <text:p>Back</text:p>
            </draw:text-box>
          </draw:frame>
          <draw:frame draw:style-name="gr19" draw:text-style-name="P6" draw:layer="layout" svg:width="6.6cm" svg:height="3.095cm" svg:x="48.7cm" svg:y="39.005cm">
            <draw:text-box>
              <text:p>Mikä tahansa yhteystieto</text:p>
            </draw:text-box>
          </draw:frame>
          <draw:frame draw:style-name="gr19" draw:text-style-name="P6" draw:layer="layout" svg:width="6.6cm" svg:height="3.095cm" svg:x="45.4cm" svg:y="30.405cm">
            <draw:text-box>
              <text:p>Logout</text:p>
            </draw:text-box>
          </draw:frame>
          <draw:frame draw:style-name="gr19" draw:text-style-name="P6" draw:layer="layout" svg:width="6.6cm" svg:height="3.095cm" svg:x="55.4cm" svg:y="15.3cm">
            <draw:text-box>
              <text:p>Logout</text:p>
            </draw:text-box>
          </draw:frame>
          <draw:frame draw:style-name="gr19" draw:text-style-name="P6" draw:layer="layout" svg:width="6.6cm" svg:height="3.095cm" svg:x="45.9cm" svg:y="13.4cm">
            <draw:text-box>
              <text:p>Oikeat tiedot</text:p>
            </draw:text-box>
          </draw:frame>
          <draw:frame draw:style-name="gr19" draw:text-style-name="P6" draw:layer="layout" svg:width="6.6cm" svg:height="3.095cm" svg:x="25.5cm" svg:y="3.7cm">
            <draw:text-box>
              <text:p>Login</text:p>
            </draw:text-box>
          </draw:frame>
          <draw:frame draw:style-name="gr19" draw:text-style-name="P6" draw:layer="layout" svg:width="6.6cm" svg:height="3.095cm" svg:x="26.3cm" svg:y="12.805cm">
            <draw:text-box>
              <text:p>Back</text:p>
            </draw:text-box>
          </draw:frame>
          <draw:frame draw:style-name="gr19" draw:text-style-name="P6" draw:layer="layout" svg:width="6.6cm" svg:height="3.095cm" svg:x="22.5cm" svg:y="15.305cm">
            <draw:text-box>
              <text:p>Oikeat tiedot</text:p>
            </draw:text-box>
          </draw:frame>
          <draw:frame draw:style-name="gr19" draw:text-style-name="P6" draw:layer="layout" svg:width="6.6cm" svg:height="3.095cm" svg:x="13.4cm" svg:y="16.105cm">
            <draw:text-box>
              <text:p>Back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7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1T17:37:42.025000000</meta:creation-date>
    <dc:date>2022-11-11T18:01:26.394000000</dc:date>
    <meta:editing-duration>PT21M36S</meta:editing-duration>
    <meta:editing-cycles>11</meta:editing-cycles>
    <meta:generator>LibreOffice/7.1.2.2$Windows_X86_64 LibreOffice_project/8a45595d069ef5570103caea1b71cc9d82b2aae4</meta:generator>
    <meta:document-statistic meta:object-count="57"/>
  </office:meta>
</office:document-meta>
</file>